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81" style:parent-style-name="Graphics">
      <style:graphic-properties draw:fill="none" draw:stroke="none"/>
    </style:style>
    <style:style style:family="graphic" style:name="a382" style:parent-style-name="Graphics">
      <style:graphic-properties draw:fill="none" draw:stroke="none"/>
    </style:style>
  </office:automatic-styles>
  <office:body>
    <office:presentation>
      <draw:page draw:name="Slide1" draw:style-name="a380" draw:master-page-name="Master1-Layout1-title-Title-Slide" presentation:presentation-page-layout-name="Master1-PPL1" draw:id="Slide-256">
        <draw:frame draw:id="id63" draw:style-name="a381" draw:name="Picture 8" svg:x="5.72732in" svg:y="3.22656in" svg:width="2.12164in" svg:height="0.93932in" style:rel-width="scale" style:rel-height="scale">
          <draw:image xlink:href="media/image1.png" xlink:type="simple" xlink:show="embed" xlink:actuate="onLoad"/>
          <svg:title/>
          <svg:desc/>
        </draw:frame>
        <draw:frame draw:id="id64" draw:style-name="a382" draw:name="Picture 10" svg:x="6.05116in" svg:y="2.71432in" svg:width="1.75359in" svg:height="0.54305in" style:rel-width="scale" style:rel-height="scale">
          <draw:image xlink:href="media/image2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ooter Placehold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ooter Placehold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ooter Placehold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>Ghenu, Ana-Hermina (BIOINFORMATICS)</meta:initial-creator>
    <dc:creator>Ghenu, Ana-Hermina (BIOINFORMATICS)</dc:creator>
    <meta:creation-date>2025-05-26T10:02:27Z</meta:creation-date>
    <dc:date>2025-05-26T10:08:46Z</dc:date>
    <meta:editing-cycles>1</meta:editing-cycles>
    <meta:editing-duration>PT378S</meta:editing-duration>
    <meta:document-statistic meta:paragraph-count="0" meta:word-count="0"/>
  </office:meta>
</office:document-meta>
</file>